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2.0104in" style:rel-column-width="19019*"/>
    </style:style>
    <style:style style:name="Table1.B" style:family="table-column">
      <style:table-column-properties style:column-width="1.4521in" style:rel-column-width="13737*"/>
    </style:style>
    <style:style style:name="Table1.C" style:family="table-column">
      <style:table-column-properties style:column-width="1.7313in" style:rel-column-width="16378*"/>
    </style:style>
    <style:style style:name="Table1.D" style:family="table-column">
      <style:table-column-properties style:column-width="1.7333in" style:rel-column-width="16401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 fo:break-before="pag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text-align="start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Table_20_Contents">
      <style:paragraph-properties fo:text-align="start" style:justify-single-word="false" fo:break-before="pag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T1" style:family="text">
      <style:text-properties style:text-position="super 58%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tus Report</text:p>
      <text:p text:style-name="P1">&lt;Introduction paragraph here&gt;</text:p>
      <text:p text:style-name="P2"/>
      <text:p text:style-name="P3">Team GUI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>Members</text:p>
          </table:table-cell>
          <table:table-cell table:style-name="Table1.A1" office:value-type="string">
            <text:p text:style-name="P7">Meeting Hours</text:p>
          </table:table-cell>
          <table:table-cell table:style-name="Table1.A1" office:value-type="string">
            <text:p text:style-name="P7">Work Hours</text:p>
          </table:table-cell>
          <table:table-cell table:style-name="Table1.D1" office:value-type="string">
            <text:p text:style-name="P7">Total Work Hours</text:p>
          </table:table-cell>
        </table:table-row>
        <table:table-row>
          <table:table-cell table:style-name="Table1.A2" office:value-type="string">
            <text:p text:style-name="P7">Colby (Team Leader)</text:p>
          </table:table-cell>
          <table:table-cell table:style-name="Table1.B2">
            <text:p text:style-name="P7"/>
          </table:table-cell>
          <table:table-cell table:style-name="Table1.B2">
            <text:p text:style-name="P7"/>
          </table:table-cell>
          <table:table-cell table:style-name="Table1.D2">
            <text:p text:style-name="P7"/>
          </table:table-cell>
        </table:table-row>
        <table:table-row>
          <table:table-cell table:style-name="Table1.A2" office:value-type="string">
            <text:p text:style-name="P2">Clay</text:p>
          </table:table-cell>
          <table:table-cell table:style-name="Table1.B2">
            <text:p text:style-name="P7"/>
          </table:table-cell>
          <table:table-cell table:style-name="Table1.B2">
            <text:p text:style-name="P7"/>
          </table:table-cell>
          <table:table-cell table:style-name="Table1.D2">
            <text:p text:style-name="P7"/>
          </table:table-cell>
        </table:table-row>
        <table:table-row>
          <table:table-cell table:style-name="Table1.A2" office:value-type="string">
            <text:p text:style-name="P7">Tajinder</text:p>
          </table:table-cell>
          <table:table-cell table:style-name="Table1.B2">
            <text:p text:style-name="P7"/>
          </table:table-cell>
          <table:table-cell table:style-name="Table1.B2">
            <text:p text:style-name="P7"/>
          </table:table-cell>
          <table:table-cell table:style-name="Table1.D2">
            <text:p text:style-name="P7"/>
          </table:table-cell>
        </table:table-row>
        <table:table-row>
          <table:table-cell table:style-name="Table1.A2" office:value-type="string">
            <text:p text:style-name="P7">Henry</text:p>
          </table:table-cell>
          <table:table-cell table:style-name="Table1.B2">
            <text:p text:style-name="P7"/>
          </table:table-cell>
          <table:table-cell table:style-name="Table1.B2">
            <text:p text:style-name="P7"/>
          </table:table-cell>
          <table:table-cell table:style-name="Table1.D2">
            <text:p text:style-name="P7"/>
          </table:table-cell>
        </table:table-row>
        <table:table-row>
          <table:table-cell table:style-name="Table1.A2" office:value-type="string">
            <text:p text:style-name="P7">Brendan</text:p>
          </table:table-cell>
          <table:table-cell table:style-name="Table1.B2">
            <text:p text:style-name="P7"/>
          </table:table-cell>
          <table:table-cell table:style-name="Table1.B2">
            <text:p text:style-name="P7"/>
          </table:table-cell>
          <table:table-cell table:style-name="Table1.D2">
            <text:p text:style-name="P7"/>
          </table:table-cell>
        </table:table-row>
        <table:table-row>
          <table:table-cell table:style-name="Table1.A2" office:value-type="string">
            <text:p text:style-name="P7">Mitesh</text:p>
          </table:table-cell>
          <table:table-cell table:style-name="Table1.B2">
            <text:p text:style-name="P7"/>
          </table:table-cell>
          <table:table-cell table:style-name="Table1.B2">
            <text:p text:style-name="P7"/>
          </table:table-cell>
          <table:table-cell table:style-name="Table1.D2">
            <text:p text:style-name="P7"/>
          </table:table-cell>
        </table:table-row>
        <table:table-row>
          <table:table-cell table:style-name="Table1.A2" office:value-type="string">
            <text:p text:style-name="P7">Alin</text:p>
          </table:table-cell>
          <table:table-cell table:style-name="Table1.B2">
            <text:p text:style-name="P7"/>
          </table:table-cell>
          <table:table-cell table:style-name="Table1.B2">
            <text:p text:style-name="P7"/>
          </table:table-cell>
          <table:table-cell table:style-name="Table1.D2">
            <text:p text:style-name="P7"/>
          </table:table-cell>
        </table:table-row>
      </table:table>
      <text:p text:style-name="P5"/>
      <text:p text:style-name="P2">Work Completed by February 1st</text:p>
      <text:p text:style-name="P5"/>
      <text:p text:style-name="P5">Task 1)</text:p>
      <text:p text:style-name="P5">Task 2)</text:p>
      <text:p text:style-name="P5">Task 3)</text:p>
      <text:p text:style-name="P5"/>
      <text:p text:style-name="P2">Work To Be Completed by February 8<text:span text:style-name="T1">th</text:span></text:p>
      <text:p text:style-name="P5"/>
      <text:p text:style-name="P5">Task 1)</text:p>
      <text:p text:style-name="P5">Task 2)</text:p>
      <text:p text:style-name="P5">Task 3)</text:p>
      <text:p text:style-name="P5"/>
      <text:p text:style-name="P6">Challenges Encountered:</text:p>
      <text:p text:style-name="P9">Colby </text:p>
      <text:p text:style-name="P10">Challenge One:</text:p>
      <text:p text:style-name="P10">Solution One:</text:p>
      <text:p text:style-name="P11">Clay</text:p>
      <text:p text:style-name="P8">Challenge One:</text:p>
      <text:p text:style-name="P4">Solution One:</text:p>
      <text:p text:style-name="P16"/>
      <text:p text:style-name="P16"/>
      <text:p text:style-name="P16"/>
      <text:p text:style-name="P12">Tajinder</text:p>
      <text:p text:style-name="P8">Challenge One:</text:p>
      <text:p text:style-name="P4">Solution One:</text:p>
      <text:p text:style-name="P13">Henry</text:p>
      <text:p text:style-name="P8">Challenge One:</text:p>
      <text:p text:style-name="P8">Solution One:</text:p>
      <text:p text:style-name="P8"/>
      <text:p text:style-name="P13">Brendan</text:p>
      <text:p text:style-name="P8">Challenge One:</text:p>
      <text:p text:style-name="P8">Solution One:</text:p>
      <text:p text:style-name="P13">Mitesh</text:p>
      <text:p text:style-name="P8">Challenge One:</text:p>
      <text:p text:style-name="P8">Solution One:</text:p>
      <text:p text:style-name="P8"/>
      <text:p text:style-name="P13">Alin</text:p>
      <text:p text:style-name="P8">Challenge One:</text:p>
      <text:p text:style-name="P8">Solution One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1-30T14:37:57.18</dc:date>
    <meta:editing-duration>PT02H01M40S</meta:editing-duration>
    <meta:editing-cycles>9</meta:editing-cycles>
    <meta:generator>OpenOffice.org/3.0$Win32 OpenOffice.org_project/300m9$Build-9358</meta:generator>
    <meta:document-statistic meta:table-count="1" meta:image-count="0" meta:object-count="0" meta:page-count="7" meta:paragraph-count="44" meta:word-count="85" meta:character-count="509"/>
    <meta:user-defined meta:name="Info 1"/>
    <meta:user-defined meta:name="Info 2"/>
    <meta:user-defined meta:name="Info 3"/>
    <meta:user-defined meta:name="Info 4"/>
  </office:meta>
</office:document-meta>
</file>